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_15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3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fo:text-indent="1.27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8_30" style:family="text">
      <style:text-properties style:font-name="Verdana" fo:font-size="12pt" style:font-name-asian="Verdana" style:font-size-asian="12pt" style:font-name-complex="Verdana" style:font-size-complex="12pt"/>
    </style:style>
    <style:style style:name="T18_31" style:family="text">
      <style:text-properties style:font-name="Verdana" fo:font-size="12pt" style:font-name-asian="Verdana" style:font-size-asian="12pt" style:font-name-complex="Verdana" style:font-size-complex="12pt"/>
    </style:style>
    <style:style style:name="T18_3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3" style:family="text">
      <style:text-properties style:font-name="Verdana" fo:font-size="12pt" style:font-name-asian="Verdana" style:font-size-asian="12pt" style:font-name-complex="Verdana" style:font-size-complex="12pt"/>
    </style:style>
    <style:style style:name="T18_34" style:family="text">
      <style:text-properties style:font-name="Verdana" fo:font-size="12pt" style:font-name-asian="Verdana" style:font-size-asian="12pt" style:font-name-complex="Verdana" style:font-size-complex="12pt"/>
    </style:style>
    <style:style style:name="T18_35" style:family="text">
      <style:text-properties style:font-name="Verdana" fo:font-size="12pt" style:font-name-asian="Verdana" style:font-size-asian="12pt" style:font-name-complex="Verdana" style:font-size-complex="12pt"/>
    </style:style>
    <style:style style:name="T18_36" style:family="text">
      <style:text-properties style:font-name="Verdana" fo:font-size="12pt" style:font-name-asian="Verdana" style:font-size-asian="12pt" style:font-name-complex="Verdana" style:font-size-complex="12pt"/>
    </style:style>
    <style:style style:name="T18_37" style:family="text">
      <style:text-properties style:font-name="Verdana" fo:font-size="12pt" style:font-name-asian="Verdana" style:font-size-asian="12pt" style:font-name-complex="Verdana" style:font-size-complex="12pt"/>
    </style:style>
    <style:style style:name="T18_38" style:family="text">
      <style:text-properties style:font-name="Verdana" fo:font-size="12pt" style:font-name-asian="Verdana" style:font-size-asian="12pt" style:font-name-complex="Verdana" style:font-size-complex="12pt"/>
    </style:style>
    <style:style style:name="T18_39" style:family="text">
      <style:text-properties style:font-name="Verdana" fo:font-size="12pt" style:font-name-asian="Verdana" style:font-size-asian="12pt" style:font-name-complex="Verdana" style:font-size-complex="12pt"/>
    </style:style>
    <style:style style:name="T18_40" style:family="text">
      <style:text-properties style:font-name="Verdana" fo:font-size="12pt" style:font-name-asian="Verdana" style:font-size-asian="12pt" style:font-name-complex="Verdana" style:font-size-complex="12pt"/>
    </style:style>
    <style:style style:name="T18_41" style:family="text">
      <style:text-properties style:font-name="Verdana" fo:font-size="12pt" style:font-name-asian="Verdana" style:font-size-asian="12pt" style:font-name-complex="Verdana" style:font-size-complex="12pt"/>
    </style:style>
    <style:style style:name="T18_42" style:family="text">
      <style:text-properties style:font-name="Verdana" fo:font-size="12pt" style:font-name-asian="Verdana" style:font-size-asian="12pt" style:font-name-complex="Verdana" style:font-size-complex="12pt"/>
    </style:style>
    <style:style style:name="T18_4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4" style:family="text">
      <style:text-properties style:font-name="Verdana" fo:font-size="12pt" style:font-name-asian="Verdana" style:font-size-asian="12pt" style:font-name-complex="Verdana" style:font-size-complex="12pt"/>
    </style:style>
    <style:style style:name="T18_45" style:family="text">
      <style:text-properties style:font-name="Verdana" fo:font-size="12pt" style:font-name-asian="Verdana" style:font-size-asian="12pt" style:font-name-complex="Verdana" style:font-size-complex="12pt"/>
    </style:style>
    <style:style style:name="T18_46" style:family="text">
      <style:text-properties style:font-name="Verdana" fo:font-size="12pt" style:font-name-asian="Verdana" style:font-size-asian="12pt" style:font-name-complex="Verdana" style:font-size-complex="12pt"/>
    </style:style>
    <style:style style:name="T18_47" style:family="text">
      <style:text-properties style:font-name="Verdana" fo:font-size="12pt" style:font-name-asian="Verdana" style:font-size-asian="12pt" style:font-name-complex="Verdana" style:font-size-complex="12pt"/>
    </style:style>
    <style:style style:name="T18_48" style:family="text">
      <style:text-properties style:font-name="Verdana" fo:font-size="12pt" style:font-name-asian="Verdana" style:font-size-asian="12pt" style:font-name-complex="Verdana" style:font-size-complex="12pt"/>
    </style:style>
    <style:style style:name="T18_49" style:family="text">
      <style:text-properties style:font-name="Verdana" fo:font-size="12pt" style:font-name-asian="Verdana" style:font-size-asian="12pt" style:font-name-complex="Verdana" style:font-size-complex="12pt"/>
    </style:style>
    <style:style style:name="T18_50" style:family="text">
      <style:text-properties style:font-name="Verdana" fo:font-size="12pt" style:font-name-asian="Verdana" style:font-size-asian="12pt" style:font-name-complex="Verdana" style:font-size-complex="12pt"/>
    </style:style>
    <style:style style:name="T18_51" style:family="text">
      <style:text-properties style:font-name="Verdana" fo:font-size="12pt" style:font-name-asian="Verdana" style:font-size-asian="12pt" style:font-name-complex="Verdana" style:font-size-complex="12pt"/>
    </style:style>
    <style:style style:name="T18_52" style:family="text">
      <style:text-properties style:font-name="Verdana" fo:font-size="12pt" style:font-name-asian="Verdana" style:font-size-asian="12pt" style:font-name-complex="Verdana" style:font-size-complex="12pt"/>
    </style:style>
    <style:style style:name="T18_53" style:family="text">
      <style:text-properties style:font-name="Verdana" fo:font-size="12pt" style:font-name-asian="Verdana" style:font-size-asian="12pt" style:font-name-complex="Verdana" style:font-size-complex="12pt"/>
    </style:style>
    <style:style style:name="T18_5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5" style:family="text">
      <style:text-properties style:font-name="Verdana" fo:font-size="12pt" style:font-name-asian="Verdana" style:font-size-asian="12pt" style:font-name-complex="Verdana" style:font-size-complex="12pt"/>
    </style:style>
    <style:style style:name="T18_56" style:family="text">
      <style:text-properties style:font-name="Verdana" fo:font-size="12pt" style:font-name-asian="Verdana" style:font-size-asian="12pt" style:font-name-complex="Verdana" style:font-size-complex="12pt"/>
    </style:style>
    <style:style style:name="T18_57" style:family="text">
      <style:text-properties style:font-name="Verdana" fo:font-size="12pt" style:font-name-asian="Verdana" style:font-size-asian="12pt" style:font-name-complex="Verdana" style:font-size-complex="12pt"/>
    </style:style>
    <style:style style:name="T18_58" style:family="text">
      <style:text-properties style:font-name="Verdana" fo:font-size="12pt" style:font-name-asian="Verdana" style:font-size-asian="12pt" style:font-name-complex="Verdana" style:font-size-complex="12pt"/>
    </style:style>
    <style:style style:name="T18_59" style:family="text">
      <style:text-properties style:font-name="Verdana" fo:font-size="12pt" style:font-name-asian="Verdana" style:font-size-asian="12pt" style:font-name-complex="Verdana" style:font-size-complex="12pt"/>
    </style:style>
    <style:style style:name="T18_60" style:family="text">
      <style:text-properties style:font-name="Verdana" fo:font-size="12pt" style:font-name-asian="Verdana" style:font-size-asian="12pt" style:font-name-complex="Verdana" style:font-size-complex="12pt"/>
    </style:style>
    <style:style style:name="T18_61" style:family="text">
      <style:text-properties style:font-name="Verdana" fo:font-size="12pt" style:font-name-asian="Verdana" style:font-size-asian="12pt" style:font-name-complex="Verdana" style:font-size-complex="12pt"/>
    </style:style>
    <style:style style:name="T18_62" style:family="text">
      <style:text-properties style:font-name="Verdana" fo:font-size="12pt" style:font-name-asian="Verdana" style:font-size-asian="12pt" style:font-name-complex="Verdana" style:font-size-complex="12pt"/>
    </style:style>
    <style:style style:name="T18_63" style:family="text">
      <style:text-properties style:font-name="Verdana" fo:font-size="12pt" style:font-name-asian="Verdana" style:font-size-asian="12pt" style:font-name-complex="Verdana" style:font-size-complex="12pt"/>
    </style:style>
    <style:style style:name="T18_64" style:family="text">
      <style:text-properties style:font-name="Verdana" fo:font-size="12pt" style:font-name-asian="Verdana" style:font-size-asian="12pt" style:font-name-complex="Verdana" style:font-size-complex="12pt"/>
    </style:style>
    <style:style style:name="T18_6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6" style:family="text">
      <style:text-properties style:font-name="Verdana" fo:font-size="12pt" style:font-name-asian="Verdana" style:font-size-asian="12pt" style:font-name-complex="Verdana" style:font-size-complex="12pt"/>
    </style:style>
    <style:style style:name="T18_67" style:family="text">
      <style:text-properties style:font-name="Verdana" fo:font-size="12pt" style:font-name-asian="Verdana" style:font-size-asian="12pt" style:font-name-complex="Verdana" style:font-size-complex="12pt"/>
    </style:style>
    <style:style style:name="T18_68" style:family="text">
      <style:text-properties style:font-name="Verdana" fo:font-size="12pt" style:font-name-asian="Verdana" style:font-size-asian="12pt" style:font-name-complex="Verdana" style:font-size-complex="12pt"/>
    </style:style>
    <style:style style:name="T18_69" style:family="text">
      <style:text-properties style:font-name="Verdana" fo:font-size="12pt" style:font-name-asian="Verdana" style:font-size-asian="12pt" style:font-name-complex="Verdana" style:font-size-complex="12pt"/>
    </style:style>
    <style:style style:name="T18_70" style:family="text">
      <style:text-properties style:font-name="Verdana" fo:font-size="12pt" style:font-name-asian="Verdana" style:font-size-asian="12pt" style:font-name-complex="Verdana" style:font-size-complex="12pt"/>
    </style:style>
    <style:style style:name="T18_71" style:family="text">
      <style:text-properties style:font-name="Verdana" fo:font-size="12pt" style:font-name-asian="Verdana" style:font-size-asian="12pt" style:font-name-complex="Verdana" style:font-size-complex="12pt"/>
    </style:style>
    <style:style style:name="T18_72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text-inden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text-indent="1.27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text-indent="1.27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2_26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fo:text-indent="1.27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break-before="auto" fo:text-indent="1.27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fo:text-inden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text-indent="1.27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T26_7" style:family="text">
      <style:text-properties style:font-name="Verdana" fo:font-size="12pt" style:font-name-asian="Verdana" style:font-size-asian="12pt" style:font-name-complex="Verdana" style:font-size-complex="12pt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margin-left="1.27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</office:automatic-styles>
  <office:body>
    <office:text>
      <text:h text:style-name="P1" text:outline-level="10"><text:span text:style-name="T1_1">Meeting</text:span><text:span text:style-name="T1_2"><text:s/></text:span><text:span text:style-name="T1_3">Protocol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Church</text:span><text:span text:style-name="T2_6"><text:s/></text:span><text:span text:style-name="T2_7">of</text:span><text:span text:style-name="T2_8"><text:s/></text:span><text:span text:style-name="T2_9">Joy</text:span></text:p>
      <text:p text:style-name="P3"><text:span text:style-name="T3_1">Date</text:span><text:span text:style-name="T3_2">:<text:s/>03-05-12</text:span></text:p>
      <text:p text:style-name="P4"><text:span text:style-name="T4_1">Time</text:span><text:span text:style-name="T4_2">:<text:s/>10.30<text:s/>-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Fire</text:span><text:span text:style-name="T9_3"><text:s/></text:span><text:span text:style-name="T9_4">done</text:span></text:p>
      <text:p text:style-name="P10"><text:span text:style-name="T10_1"><text:tab/></text:span><text:span text:style-name="T10_2">Ram</text:span><text:span text:style-name="T10_3"><text:s/></text:span><text:span text:style-name="T10_4">not</text:span><text:span text:style-name="T10_5"><text:s/></text:span><text:span text:style-name="T10_6">started</text:span><text:span text:style-name="T10_7">,<text:s/></text:span><text:span text:style-name="T10_8">deadline</text:span><text:span text:style-name="T10_9"><text:s/></text:span><text:span text:style-name="T10_10">moved</text:span><text:span text:style-name="T10_11"><text:s/></text:span><text:span text:style-name="T10_12">to</text:span><text:span text:style-name="T10_13"><text:s/></text:span><text:span text:style-name="T10_14">tomorrow</text:span></text:p>
      <text:p text:style-name="P11"><text:span text:style-name="T11_1"><text:tab/></text:span><text:span text:style-name="T11_2">Gameflow</text:span><text:span text:style-name="T11_3"><text:s/></text:span><text:span text:style-name="T11_4">done</text:span><text:span text:style-name="T11_5">,<text:s/></text:span><text:span text:style-name="T11_6">small</text:span><text:span text:style-name="T11_7"><text:s/></text:span><text:span text:style-name="T11_8">fixes</text:span><text:span text:style-name="T11_9"><text:s/></text:span><text:span text:style-name="T11_10">required</text:span></text:p>
      <text:p text:style-name="P12"><text:span text:style-name="T12_1"><text:tab/></text:span></text:p>
      <text:p text:style-name="P13"><text:span text:style-name="T13_1">Reports</text:span><text:span text:style-name="T13_2"><text:s/>(15<text:s/></text:span><text:span text:style-name="T13_3">min</text:span><text:span text:style-name="T13_4">)</text:span></text:p>
      <text:p text:style-name="P14"><text:span text:style-name="T14_1"><text:tab/></text:span><text:span text:style-name="T14_2">A</text:span><text:span text:style-name="T14_3"><text:s/></text:span><text:span text:style-name="T14_4">basic</text:span><text:span text:style-name="T14_5"><text:s/></text:span><text:span text:style-name="T14_6">ram</text:span><text:span text:style-name="T14_7"><text:s/></text:span><text:span text:style-name="T14_8">finished</text:span><text:span text:style-name="T14_9"><text:s/></text:span><text:span text:style-name="T14_10">for</text:span><text:span text:style-name="T14_11"><text:s/></text:span><text:span text:style-name="T14_12">tomorrow</text:span><text:span text:style-name="T14_13"><text:s/></text:span><text:span text:style-name="T14_14">night</text:span><text:span text:style-name="T14_15">.</text:span></text:p>
      <text:p text:style-name="P15"><text:span text:style-name="T15_1">Discussion</text:span><text:span text:style-name="T15_2"><text:s/></text:span><text:span text:style-name="T15_3">items</text:span><text:span text:style-name="T15_4"><text:s/>(35<text:s/></text:span><text:span text:style-name="T15_5">min</text:span><text:span text:style-name="T15_6">)</text:span></text:p>
      <text:p text:style-name="P16"><text:span text:style-name="T16_1"><text:tab/></text:span><text:span text:style-name="T16_2">A</text:span><text:span text:style-name="T16_3"><text:s/></text:span><text:span text:style-name="T16_4">document</text:span><text:span text:style-name="T16_5"><text:s/></text:span><text:span text:style-name="T16_6">has</text:span><text:span text:style-name="T16_7"><text:s/></text:span><text:span text:style-name="T16_8">been</text:span><text:span text:style-name="T16_9"><text:s/></text:span><text:span text:style-name="T16_10">created</text:span><text:span text:style-name="T16_11"><text:s/></text:span><text:span text:style-name="T16_12">where</text:span><text:span text:style-name="T16_13"><text:s/></text:span><text:span text:style-name="T16_14">we</text:span><text:span text:style-name="T16_15"><text:s/></text:span><text:span text:style-name="T16_16">can</text:span><text:span text:style-name="T16_17"><text:s/></text:span><text:span text:style-name="T16_18">put</text:span><text:span text:style-name="T16_19"><text:s/></text:span><text:span text:style-name="T16_20">new</text:span><text:span text:style-name="T16_21"><text:s/></text:span><text:span text:style-name="T16_22">ideas</text:span><text:span text:style-name="T16_23"><text:s/></text:span><text:span text:style-name="T16_24">for</text:span><text:span text:style-name="T16_25"><text:s/></text:span><text:span text:style-name="T16_26">easy</text:span><text:span text:style-name="T16_27"><text:s/></text:span><text:span text:style-name="T16_28">implementable</text:span><text:span text:style-name="T16_29"><text:s/></text:span><text:span text:style-name="T16_30">use</text:span><text:span text:style-name="T16_31"><text:s/></text:span><text:span text:style-name="T16_32">cases</text:span><text:span text:style-name="T16_33">.</text:span></text:p>
      <text:p text:style-name="P17"/>
      <text:p text:style-name="P18"><text:span text:style-name="T18_1">After</text:span><text:span text:style-name="T18_2"><text:s/>12/5<text:s/></text:span><text:span text:style-name="T18_3">no</text:span><text:span text:style-name="T18_4"><text:s/></text:span><text:span text:style-name="T18_5">new</text:span><text:span text:style-name="T18_6"><text:s/></text:span><text:span text:style-name="T18_7">functionality</text:span><text:span text:style-name="T18_8"><text:s/></text:span><text:span text:style-name="T18_9">will</text:span><text:span text:style-name="T18_10"><text:s/></text:span><text:span text:style-name="T18_11">be</text:span><text:span text:style-name="T18_12"><text:s/></text:span><text:span text:style-name="T18_13">added</text:span><text:span text:style-name="T18_14">.<text:s/></text:span><text:span text:style-name="T18_15">Last</text:span><text:span text:style-name="T18_16"><text:s/></text:span><text:span text:style-name="T18_17">days</text:span><text:span text:style-name="T18_18"><text:s/></text:span><text:span text:style-name="T18_19">will</text:span><text:span text:style-name="T18_20"><text:s/></text:span><text:span text:style-name="T18_21">only</text:span><text:span text:style-name="T18_22"><text:s/></text:span><text:span text:style-name="T18_23">be</text:span><text:span text:style-name="T18_24"><text:s/></text:span><text:span text:style-name="T18_25">clean</text:span><text:span text:style-name="T18_26"><text:s/></text:span><text:span text:style-name="T18_27">up</text:span><text:span text:style-name="T18_28"><text:s/></text:span><text:span text:style-name="T18_29">code</text:span><text:span text:style-name="T18_30">,<text:s/></text:span><text:span text:style-name="T18_31">fix</text:span><text:span text:style-name="T18_32"><text:s/></text:span><text:span text:style-name="T18_33">bugs</text:span><text:span text:style-name="T18_34"><text:s/></text:span><text:span text:style-name="T18_35">etcetc</text:span><text:span text:style-name="T18_36">.<text:s/></text:span><text:span text:style-name="T18_37">Next</text:span><text:span text:style-name="T18_38"><text:s/>9<text:s/></text:span><text:span text:style-name="T18_39">days</text:span><text:span text:style-name="T18_40"><text:s/></text:span><text:span text:style-name="T18_41">should</text:span><text:span text:style-name="T18_42"><text:s/></text:span><text:span text:style-name="T18_43">be</text:span><text:span text:style-name="T18_44"><text:s/></text:span><text:span text:style-name="T18_45">all</text:span><text:span text:style-name="T18_46"><text:s/></text:span><text:span text:style-name="T18_47">about</text:span><text:span text:style-name="T18_48"><text:s/></text:span><text:span text:style-name="T18_49">implementing</text:span><text:span text:style-name="T18_50"><text:s/></text:span><text:span text:style-name="T18_51">stuff</text:span><text:span text:style-name="T18_52">.<text:s/></text:span><text:span text:style-name="T18_53">After</text:span><text:span text:style-name="T18_54"><text:s/>23.59,<text:s/></text:span><text:span text:style-name="T18_55">we</text:span><text:span text:style-name="T18_56"><text:s/></text:span><text:span text:style-name="T18_57">shall</text:span><text:span text:style-name="T18_58"><text:s/></text:span><text:span text:style-name="T18_59">clean</text:span><text:span text:style-name="T18_60"><text:s/></text:span><text:span text:style-name="T18_61">the</text:span><text:span text:style-name="T18_62"><text:s/></text:span><text:span text:style-name="T18_63">code</text:span><text:span text:style-name="T18_64"><text:s/></text:span><text:span text:style-name="T18_65">and</text:span><text:span text:style-name="T18_66"><text:s/></text:span><text:span text:style-name="T18_67">make</text:span><text:span text:style-name="T18_68"><text:s/></text:span><text:span text:style-name="T18_69">it</text:span><text:span text:style-name="T18_70"><text:s/></text:span><text:span text:style-name="T18_71">stanisfied</text:span><text:span text:style-name="T18_72">.</text:span></text:p>
      <text:p text:style-name="P19"/>
      <text:p text:style-name="P20"><text:span text:style-name="T20_1">Before</text:span><text:span text:style-name="T20_2"><text:s/></text:span><text:span text:style-name="T20_3">pushing</text:span><text:span text:style-name="T20_4"><text:s/></text:span><text:span text:style-name="T20_5">to</text:span><text:span text:style-name="T20_6"><text:s/></text:span><text:span text:style-name="T20_7">repo</text:span><text:span text:style-name="T20_8"><text:s/></text:span><text:span text:style-name="T20_9">all</text:span><text:span text:style-name="T20_10"><text:s/></text:span><text:span text:style-name="T20_11">test</text:span><text:span text:style-name="T20_12"><text:s/></text:span><text:span text:style-name="T20_13">must</text:span><text:span text:style-name="T20_14"><text:s/></text:span><text:span text:style-name="T20_15">complete</text:span><text:span text:style-name="T20_16"><text:s/>100%</text:span></text:p>
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/text:span></text:p>
      <text:p text:style-name="P22"><text:span text:style-name="T22_1">Do</text:span><text:span text:style-name="T22_2"><text:s/></text:span><text:span text:style-name="T22_3">two</text:span><text:span text:style-name="T22_4"><text:s/></text:span><text:span text:style-name="T22_5">hours</text:span><text:span text:style-name="T22_6"><text:s/></text:span><text:span text:style-name="T22_7">of</text:span><text:span text:style-name="T22_8"><text:s/></text:span><text:span text:style-name="T22_9">coding</text:span><text:span text:style-name="T22_10"><text:s/></text:span><text:span text:style-name="T22_11">the</text:span><text:span text:style-name="T22_12"><text:s/></text:span><text:span text:style-name="T22_13">weekend</text:span><text:span text:style-name="T22_14">.<text:s/></text:span><text:span text:style-name="T22_15">Work</text:span><text:span text:style-name="T22_16"><text:s/></text:span><text:span text:style-name="T22_17">with</text:span><text:span text:style-name="T22_18"><text:s/></text:span><text:span text:style-name="T22_19">stan</text:span><text:span text:style-name="T22_20">,<text:s/></text:span><text:span text:style-name="T22_21">tests</text:span><text:span text:style-name="T22_22">,<text:s/></text:span><text:span text:style-name="T22_23">bugs</text:span><text:span text:style-name="T22_24"><text:s/></text:span><text:span text:style-name="T22_25">etc</text:span><text:span text:style-name="T22_26">.</text:span></text:p>
      <text:p text:style-name="P23"><text:span text:style-name="T23_1">Anton</text:span><text:span text:style-name="T23_2"><text:s/></text:span><text:span text:style-name="T23_3">and</text:span><text:span text:style-name="T23_4"><text:s/></text:span><text:span text:style-name="T23_5">Victor</text:span><text:span text:style-name="T23_6"><text:s/></text:span><text:span text:style-name="T23_7">add</text:span><text:span text:style-name="T23_8"><text:s/></text:span><text:span text:style-name="T23_9">ram</text:span><text:span text:style-name="T23_10"><text:s/></text:span><text:span text:style-name="T23_11">use</text:span><text:span text:style-name="T23_12"><text:s/></text:span><text:span text:style-name="T23_13">case</text:span></text:p>
      <text:p text:style-name="P24"><text:span text:style-name="T24_1">Johannes</text:span><text:span text:style-name="T24_2"><text:s/></text:span><text:span text:style-name="T24_3">and</text:span><text:span text:style-name="T24_4"><text:s/></text:span><text:span text:style-name="T24_5">John</text:span><text:span text:style-name="T24_6"><text:s/></text:span><text:span text:style-name="T24_7">make</text:span><text:span text:style-name="T24_8"><text:s/></text:span><text:span text:style-name="T24_9">powerUp</text:span></text:p>
      <text:p text:style-name="P25"/>
      <text:p text:style-name="P26"><text:span text:style-name="T26_1">Everyone</text:span><text:span text:style-name="T26_2"><text:s/></text:span><text:span text:style-name="T26_3">put</text:span><text:span text:style-name="T26_4"><text:s/>3<text:s/></text:span><text:span text:style-name="T26_5">usecases</text:span><text:span text:style-name="T26_6"><text:s/></text:span><text:span text:style-name="T26_7">into</text:span><text:span text:style-name="T26_8"><text:s/></text:span><text:span text:style-name="T26_9">the</text:span><text:span text:style-name="T26_10"><text:s/></text:span><text:span text:style-name="T26_11">list</text:span><text:span text:style-name="T26_12">.</text:span></text:p>
      <text:p text:style-name="P27"><text:span text:style-name="T27_1">Wrap</text:span><text:span text:style-name="T27_2"><text:s/></text:span><text:span text:style-name="T27_3">up</text:span></text:p>
      <text:p text:style-name="P28"><text:span text:style-name="T28_1">Next</text:span><text:span text:style-name="T28_2"><text:s/></text:span><text:span text:style-name="T28_3">meeting</text:span><text:span text:style-name="T28_4"><text:s/>:</text:span></text:p>
      <text:p text:style-name="P29"><text:span text:style-name="T29_1"><text:tab/></text:span><text:span text:style-name="T29_2">Johannes</text:span><text:span text:style-name="T29_3"><text:s/></text:span><text:span text:style-name="T29_4">will</text:span><text:span text:style-name="T29_5"><text:s/></text:span><text:span text:style-name="T29_6">be</text:span><text:span text:style-name="T29_7"><text:s/></text:span><text:span text:style-name="T29_8">facilator</text:span></text:p>
      <text:p text:style-name="P30"><text:span text:style-name="T30_1"><text:tab/></text:span><text:span text:style-name="T30_2">Anton</text:span><text:span text:style-name="T30_3"><text:s/></text:span><text:span text:style-name="T30_4">will</text:span><text:span text:style-name="T30_5"><text:s/></text:span><text:span text:style-name="T30_6">be</text:span><text:span text:style-name="T30_7"><text:s/></text:span><text:span text:style-name="T30_8">secretary</text:span><text:span text:style-name="T30_9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